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ato" svg:font-family="Lato, sans-serif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Rockwell" svg:font-family="Rockwel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6.711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8.827cm"/>
    </style:style>
    <style:style style:name="Table1.B" style:family="table-column">
      <style:table-column-properties style:column-width="7.88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cm" fo:padding-right="0cm" fo:padding-top="0cm" fo:padding-bottom="0.762cm" fo:border="none"/>
    </style:style>
    <style:style style:name="P1" style:family="paragraph" style:parent-style-name="Heading_20_1">
      <style:paragraph-properties fo:padding="0cm" fo:border="none"/>
    </style:style>
    <style:style style:name="P2" style:family="paragraph" style:parent-style-name="Heading_20_1" style:list-style-name="WWNum7">
      <style:paragraph-properties fo:padding="0cm" fo:border="none"/>
    </style:style>
    <style:style style:name="P3" style:family="paragraph" style:parent-style-name="Heading_20_1">
      <style:paragraph-properties fo:padding="0cm" fo:border="none"/>
      <style:text-properties fo:color="#000000" style:font-name="Calibri" fo:font-size="11pt" fo:font-weight="normal" style:font-name-asian="F" style:font-size-asian="11pt" style:font-weight-asian="normal" style:font-name-complex="F" style:font-size-complex="11pt"/>
    </style:style>
    <style:style style:name="P4" style:family="paragraph" style:parent-style-name="Heading_20_1">
      <style:paragraph-properties fo:padding="0cm" fo:border="none"/>
      <style:text-properties fo:color="#000000" fo:font-size="14pt" style:font-size-asian="14pt" style:font-size-complex="14pt"/>
    </style:style>
    <style:style style:name="P5" style:family="paragraph" style:parent-style-name="Heading_20_1">
      <style:paragraph-properties fo:padding="0cm" fo:border="none"/>
      <style:text-properties fo:color="#007fab" fo:font-size="14pt" style:font-size-asian="14pt" style:font-size-complex="14pt"/>
    </style:style>
    <style:style style:name="P6" style:family="paragraph" style:parent-style-name="Heading_20_1">
      <style:paragraph-properties fo:padding="0cm" fo:border="none"/>
      <style:text-properties fo:color="#007fab" fo:font-size="14pt" officeooo:paragraph-rsid="001ae994" style:font-size-asian="14pt" style:font-size-complex="14pt"/>
    </style:style>
    <style:style style:name="P7" style:family="paragraph" style:parent-style-name="Heading_20_1">
      <style:paragraph-properties fo:padding="0cm" fo:border="none"/>
      <style:text-properties fo:color="#7f7f7f" style:font-name="Calibri" fo:font-size="11pt" style:font-name-asian="F" style:font-size-asian="11pt" style:font-name-complex="F" style:font-size-complex="11pt"/>
    </style:style>
    <style:style style:name="P8" style:family="paragraph" style:parent-style-name="Heading_20_1">
      <style:paragraph-properties fo:padding="0cm" fo:border="none"/>
      <style:text-properties fo:color="#7f7f7f" style:font-name="Calibri" fo:font-size="11pt" officeooo:paragraph-rsid="001ae994" style:font-name-asian="F" style:font-size-asian="11pt" style:font-name-complex="F" style:font-size-complex="11pt"/>
    </style:style>
    <style:style style:name="P9" style:family="paragraph" style:parent-style-name="Heading_20_1">
      <style:paragraph-properties fo:padding="0cm" fo:border="none"/>
      <style:text-properties fo:color="#7f7f7f" fo:font-size="14pt" style:font-size-asian="14pt" style:font-size-complex="14pt"/>
    </style:style>
    <style:style style:name="P10" style:family="paragraph" style:parent-style-name="Heading_20_1" style:list-style-name="WWNum5">
      <style:paragraph-properties fo:padding="0cm" fo:border="none"/>
    </style:style>
    <style:style style:name="P11" style:family="paragraph" style:parent-style-name="Heading_20_1" style:list-style-name="WWNum5">
      <style:paragraph-properties fo:padding="0cm" fo:border="none"/>
      <style:text-properties officeooo:paragraph-rsid="001ae994"/>
    </style:style>
    <style:style style:name="P12" style:family="paragraph" style:parent-style-name="Heading_20_1">
      <style:paragraph-properties fo:padding="0cm" fo:border="none"/>
      <style:text-properties style:font-name="Calibri" fo:font-size="12pt" fo:font-weight="normal" style:font-name-asian="F" style:font-size-asian="12pt" style:font-weight-asian="normal" style:font-name-complex="F" style:font-size-complex="12pt"/>
    </style:style>
    <style:style style:name="P13" style:family="paragraph" style:parent-style-name="Heading_20_1" style:list-style-name="WWNum4">
      <style:paragraph-properties fo:padding="0cm" fo:border="none"/>
    </style:style>
    <style:style style:name="P14" style:family="paragraph" style:parent-style-name="Heading_20_1" style:list-style-name="WWNum3">
      <style:paragraph-properties fo:padding="0cm" fo:border="none"/>
    </style:style>
    <style:style style:name="P15" style:family="paragraph" style:parent-style-name="Heading_20_1" style:list-style-name="WWNum2">
      <style:paragraph-properties fo:padding="0cm" fo:border="none"/>
    </style:style>
    <style:style style:name="P16" style:family="paragraph" style:parent-style-name="Heading_20_1">
      <style:paragraph-properties fo:padding="0cm" fo:border="none"/>
      <style:text-properties style:font-size-complex="18pt" style:font-weight-complex="bold"/>
    </style:style>
    <style:style style:name="P17" style:family="paragraph" style:parent-style-name="Heading_20_1" style:list-style-name="WWNum1">
      <style:paragraph-properties fo:padding="0cm" fo:border="none"/>
    </style:style>
    <style:style style:name="P18" style:family="paragraph" style:parent-style-name="Heading_20_1">
      <style:paragraph-properties fo:padding="0cm" fo:border="none"/>
      <style:text-properties officeooo:rsid="001ae994"/>
    </style:style>
    <style:style style:name="P19" style:family="paragraph" style:parent-style-name="Heading_20_1">
      <style:paragraph-properties fo:padding="0cm" fo:border="none"/>
      <style:text-properties officeooo:rsid="001ae994" officeooo:paragraph-rsid="001ae994"/>
    </style:style>
    <style:style style:name="P20" style:family="paragraph" style:parent-style-name="Heading_20_1">
      <style:paragraph-properties fo:padding="0cm" fo:border="none"/>
      <style:text-properties fo:color="#262626" style:font-name="Rockwell" fo:font-size="16pt" fo:font-weight="bold" officeooo:rsid="001ae994" officeooo:paragraph-rsid="001ae994" style:font-name-asian="F" style:font-size-asian="16pt" style:font-weight-asian="bold" style:font-name-complex="F" style:font-size-complex="16pt"/>
    </style:style>
    <style:style style:name="P21" style:family="paragraph" style:parent-style-name="Heading_20_1">
      <style:paragraph-properties fo:padding="0cm" fo:border="none"/>
      <style:text-properties officeooo:paragraph-rsid="001ae994"/>
    </style:style>
    <style:style style:name="P22" style:family="paragraph" style:parent-style-name="Heading_20_1" style:list-style-name="WWNum5">
      <style:paragraph-properties fo:padding="0cm" fo:border="none"/>
      <style:text-properties fo:font-weight="normal" officeooo:paragraph-rsid="001ae994" style:font-weight-asian="normal" style:font-weight-complex="normal"/>
    </style:style>
    <style:style style:name="P23" style:family="paragraph" style:parent-style-name="Heading_20_1" style:list-style-name="WWNum5">
      <style:paragraph-properties fo:padding="0cm" fo:border="none"/>
      <style:text-properties style:font-name="Calibri1" fo:font-weight="normal" officeooo:paragraph-rsid="001ae994" style:font-weight-asian="normal" style:font-weight-complex="normal"/>
    </style:style>
    <style:style style:name="P24" style:family="paragraph" style:parent-style-name="Heading_20_1">
      <style:paragraph-properties fo:margin-left="0.635cm" fo:margin-right="0cm" fo:text-indent="0cm" style:auto-text-indent="false" fo:padding="0cm" fo:border="none"/>
      <style:text-properties style:font-name="Calibri" fo:font-size="12pt" fo:font-weight="normal" style:font-name-asian="F" style:font-size-asian="12pt" style:font-weight-asian="normal" style:font-name-complex="F" style:font-size-complex="12pt"/>
    </style:style>
    <style:style style:name="P25" style:family="paragraph" style:parent-style-name="Heading_20_1">
      <style:paragraph-properties fo:margin-left="0.635cm" fo:margin-right="0cm" fo:text-indent="0cm" style:auto-text-indent="false" fo:padding="0cm" fo:border="none"/>
      <style:text-properties style:font-name="Calibri" fo:font-size="12pt" fo:font-weight="normal" officeooo:paragraph-rsid="001ae994" style:font-name-asian="F" style:font-size-asian="12pt" style:font-weight-asian="normal" style:font-name-complex="F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style:font-name-asian="Calibri2" style:font-name-complex="Calibri2"/>
    </style:style>
    <style:style style:name="T3" style:family="text">
      <style:text-properties style:font-name="Calibri" fo:font-size="12pt" style:font-name-asian="Calibri2" style:font-size-asian="12pt" style:font-name-complex="Calibri2" style:font-size-complex="12pt"/>
    </style:style>
    <style:style style:name="T4" style:family="text">
      <style:text-properties style:font-name="Calibri" fo:font-size="12pt" fo:font-weight="normal" style:font-name-asian="Calibri2" style:font-size-asian="12pt" style:font-weight-asian="normal" style:font-name-complex="Calibri2" style:font-size-complex="12pt"/>
    </style:style>
    <style:style style:name="T5" style:family="text">
      <style:text-properties style:font-name="Calibri" fo:font-size="12pt" fo:font-weight="normal" style:font-name-asian="F" style:font-size-asian="12pt" style:font-weight-asian="normal" style:font-name-complex="F" style:font-size-complex="12pt"/>
    </style:style>
    <style:style style:name="T6" style:family="text">
      <style:text-properties style:font-name="Calibri" fo:font-size="12pt" fo:font-weight="normal" officeooo:rsid="001ae994" style:font-name-asian="F" style:font-size-asian="12pt" style:font-weight-asian="normal" style:font-name-complex="F" style:font-size-complex="12pt"/>
    </style:style>
    <style:style style:name="T7" style:family="text">
      <style:text-properties style:font-name="Calibri" fo:font-size="12pt" style:font-name-asian="F" style:font-size-asian="12pt" style:font-name-complex="F" style:font-size-complex="12pt"/>
    </style:style>
    <style:style style:name="T8" style:family="text">
      <style:text-properties style:font-name="Calibri" fo:font-size="11pt" style:font-name-asian="Calibri2" style:font-size-asian="11pt" style:font-name-complex="Calibri2" style:font-size-complex="11pt" style:font-weight-complex="bold"/>
    </style:style>
    <style:style style:name="T9" style:family="text">
      <style:text-properties style:font-name="Calibri" fo:font-size="11pt" fo:font-weight="normal" style:font-name-asian="Calibri2" style:font-size-asian="11pt" style:font-weight-asian="normal" style:font-name-complex="Calibri2" style:font-size-complex="11pt"/>
    </style:style>
    <style:style style:name="T10" style:family="text">
      <style:text-properties style:font-name="Calibri" fo:font-size="14pt" style:text-underline-style="solid" style:text-underline-width="auto" style:text-underline-color="font-color" style:font-name-asian="Calibri2" style:font-size-asian="14pt" style:font-name-complex="Calibri2" style:font-size-complex="14pt" style:font-weight-complex="bold"/>
    </style:style>
    <style:style style:name="T11" style:family="text">
      <style:text-properties fo:color="#000000" style:font-name="Calibri" fo:font-size="12pt" style:font-name-asian="Calibri2" style:font-size-asian="12pt" style:font-name-complex="Calibri2" style:font-size-complex="12pt" style:font-weight-complex="bold"/>
    </style:style>
    <style:style style:name="T12" style:family="text">
      <style:text-properties fo:color="#000000" style:font-name="Calibri" fo:font-size="12pt" fo:font-weight="normal" style:font-name-asian="F" style:font-size-asian="12pt" style:font-weight-asian="normal" style:font-name-complex="F" style:font-size-complex="12pt"/>
    </style:style>
    <style:style style:name="T13" style:family="text">
      <style:text-properties fo:color="#000000" style:font-name="Calibri" fo:font-size="12pt" style:text-underline-style="none" fo:font-weight="normal" style:font-name-asian="F" style:font-size-asian="12pt" style:font-weight-asian="normal" style:font-name-complex="F" style:font-size-complex="12pt" style:font-weight-complex="bold"/>
    </style:style>
    <style:style style:name="T14" style:family="text">
      <style:text-properties fo:color="#000000" style:font-name="Calibri" fo:font-size="12pt" style:text-underline-style="none" fo:font-weight="normal" officeooo:rsid="001ae994" style:font-name-asian="F" style:font-size-asian="12pt" style:font-weight-asian="normal" style:font-name-complex="F" style:font-size-complex="12pt" style:font-weight-complex="normal"/>
    </style:style>
    <style:style style:name="T15" style:family="text">
      <style:text-properties fo:color="#000000" style:font-name="Calibri" fo:font-size="12pt" style:text-underline-style="none" style:font-name-asian="F" style:font-size-asian="12pt" style:font-name-complex="F" style:font-size-complex="12pt"/>
    </style:style>
    <style:style style:name="T16" style:family="text">
      <style:text-properties fo:color="#000000" style:font-name="Calibri" fo:font-size="11pt" fo:font-weight="normal" style:font-name-asian="F" style:font-size-asian="11pt" style:font-weight-asian="normal" style:font-name-complex="F" style:font-size-complex="11pt"/>
    </style:style>
    <style:style style:name="T17" style:family="text">
      <style:text-properties fo:color="#000000" style:font-name="Calibri" fo:font-size="11pt" style:font-name-asian="F" style:font-size-asian="11pt" style:font-name-complex="F" style:font-size-complex="11pt"/>
    </style:style>
    <style:style style:name="T18" style:family="text">
      <style:text-properties fo:color="#000000" fo:font-size="14pt" style:font-size-asian="14pt" style:font-size-complex="14pt"/>
    </style:style>
    <style:style style:name="T19" style:family="text">
      <style:text-properties fo:font-size="16pt" style:font-size-asian="16pt"/>
    </style:style>
    <style:style style:name="T20" style:family="text">
      <style:text-properties fo:color="#007fab" fo:font-size="14pt" style:font-size-asian="14pt" style:font-size-complex="14pt"/>
    </style:style>
    <style:style style:name="T21" style:family="text">
      <style:text-properties fo:color="#007fab" fo:font-size="14pt" officeooo:rsid="001ae994" style:font-size-asian="14pt" style:font-size-complex="14pt"/>
    </style:style>
    <style:style style:name="T22" style:family="text">
      <style:text-properties fo:color="#007fab" style:font-name="Rockwell" fo:font-size="14pt" fo:font-weight="bold" officeooo:rsid="001ae994" style:font-name-asian="F" style:font-size-asian="14pt" style:font-weight-asian="bold" style:font-name-complex="F" style:font-size-complex="14pt"/>
    </style:style>
    <style:style style:name="T23" style:family="text">
      <style:text-properties fo:color="#007fab" style:font-name="Rockwell" fo:font-size="14pt" fo:font-weight="bold" officeooo:rsid="001b5ad4" style:font-name-asian="F" style:font-size-asian="14pt" style:font-weight-asian="bold" style:font-name-complex="F" style:font-size-complex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style:use-window-font-color="true" fo:font-size="14pt" style:font-size-asian="14pt" style:font-size-complex="14pt"/>
    </style:style>
    <style:style style:name="T26" style:family="text">
      <style:text-properties fo:color="#7f7f7f" style:font-name="Calibri" fo:font-size="11pt" style:font-name-asian="F" style:font-size-asian="11pt" style:font-name-complex="F" style:font-size-complex="11pt"/>
    </style:style>
    <style:style style:name="T27" style:family="text">
      <style:text-properties style:font-size-complex="18pt" style:font-weight-complex="bold"/>
    </style:style>
    <style:style style:name="T28" style:family="text">
      <style:text-properties fo:font-variant="normal" fo:text-transform="none" fo:color="#404040" style:font-name="Lato" fo:font-size="11.25pt" fo:letter-spacing="normal" fo:font-style="normal"/>
    </style:style>
    <style:style style:name="T29" style:family="text">
      <style:text-properties fo:font-variant="normal" fo:text-transform="none" fo:color="#404040" style:font-name="Lato" fo:font-size="11.25pt" fo:letter-spacing="normal" fo:font-style="normal" style:text-underline-style="none" fo:font-weight="normal" officeooo:rsid="001ae994" style:font-name-asian="F" style:font-size-asian="12pt" style:font-weight-asian="normal" style:font-name-complex="F" style:font-size-complex="12pt" style:font-weight-complex="normal"/>
    </style:style>
    <style:style style:name="T30" style:family="text">
      <style:text-properties fo:font-variant="normal" fo:text-transform="none" fo:color="#404040" style:font-name="Lato" fo:font-size="11.25pt" fo:letter-spacing="normal" fo:font-style="normal" style:text-underline-style="none" fo:font-weight="bold" style:font-name-asian="F" style:font-size-asian="12pt" style:font-weight-asian="normal" style:font-name-complex="F" style:font-size-complex="12pt" style:font-weight-complex="bold"/>
    </style:style>
    <style:style style:name="T31" style:family="text">
      <style:text-properties fo:font-variant="normal" fo:text-transform="none" fo:color="#404040" style:font-name="Lato" fo:font-size="11.25pt" fo:letter-spacing="normal" fo:font-style="normal" style:text-underline-style="none" style:font-name-asian="F" style:font-size-asian="12pt" style:font-name-complex="F" style:font-size-complex="12pt"/>
    </style:style>
    <style:style style:name="T32" style:family="text">
      <style:text-properties fo:font-variant="normal" fo:text-transform="none" fo:color="#404040" style:font-name="Lato" fo:font-size="11.25pt" fo:letter-spacing="normal" fo:font-style="normal" style:text-underline-style="none" officeooo:rsid="001ae994" style:font-name-asian="F" style:font-size-asian="12pt" style:font-name-complex="F" style:font-size-complex="12pt"/>
    </style:style>
    <style:style style:name="T33" style:family="text">
      <style:text-properties fo:font-variant="normal" fo:text-transform="none" fo:color="#404040" style:font-name="Lato" fo:font-size="11.25pt" fo:letter-spacing="normal" fo:font-style="normal" fo:font-weight="bold"/>
    </style:style>
    <style:style style:name="T34" style:family="text">
      <style:text-properties fo:font-variant="normal" fo:text-transform="none" fo:color="#404040" style:font-name="Calibri1" fo:font-size="11.25pt" fo:letter-spacing="normal" fo:font-style="normal" style:text-underline-style="none" fo:font-weight="normal" officeooo:rsid="001ae994" style:font-name-asian="F" style:font-size-asian="12pt" style:font-weight-asian="normal" style:font-name-complex="F" style:font-size-complex="12pt" style:font-weight-complex="normal"/>
    </style:style>
    <style:style style:name="T35" style:family="text">
      <style:text-properties fo:font-variant="normal" fo:text-transform="none" fo:color="#404040" style:font-name="Calibri1" fo:font-size="11.25pt" fo:letter-spacing="normal" fo:font-style="normal" style:text-underline-style="none" officeooo:rsid="001ae994" style:font-name-asian="F" style:font-size-asian="12pt" style:font-name-complex="F" style:font-size-complex="12pt"/>
    </style:style>
    <style:style style:name="T36" style:family="text">
      <style:text-properties fo:font-variant="normal" fo:text-transform="none" fo:color="#404040" fo:font-size="11.25pt" fo:letter-spacing="normal" fo:font-style="normal" style:text-underline-style="none" officeooo:rsid="001ae994" style:font-name-asian="F" style:font-size-asian="12pt" style:font-name-complex="F" style:font-size-complex="12pt"/>
    </style:style>
    <style:style style:name="T37" style:family="text">
      <style:text-properties fo:font-variant="normal" fo:text-transform="none" fo:color="#404040" fo:font-size="11.25pt" fo:letter-spacing="normal" fo:font-style="normal" style:text-underline-style="none" officeooo:rsid="001b5ad4" style:font-name-asian="F" style:font-size-asian="12pt" style:font-name-complex="F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itle">Liam<text:line-break/>Cavens</text:p>
          </table:table-cell>
          <table:table-cell table:style-name="Table1.A1" office:value-type="string">
            <text:p text:style-name="Contact_20_Info"><text:s/><text:span text:style-name="T1">Mobile</text:span>: <text:s text:c="43"/>07940058002</text:p>
            <text:p text:style-name="Contact_20_Info"><text:s/><text:span text:style-name="T1">GitHub</text:span>: <text:s text:c="14"/><text:a xlink:type="simple" xlink:href="http://www.github.com/LiamCavens" text:style-name="Internet_20_link" text:visited-style-name="Visited_20_Internet_20_Link">www.github.com/LiamCavens</text:a> <text:s text:c="2"/><text:span text:style-name="T1">LinkedIn</text:span>: <text:s text:c="8"/><text:a xlink:type="simple" xlink:href="http://www.linkedin.com/in/liamcavens" text:style-name="Internet_20_link" text:visited-style-name="Visited_20_Internet_20_Link">www.linkedin.com/in/liamcavens</text:a></text:p>
            <text:p text:style-name="Contact_20_Info"><text:span text:style-name="T1">Email: <text:s text:c="15"/></text:span><text:a xlink:type="simple" xlink:href="mailto:Liamcavens@googlemail.com" text:style-name="Internet_20_link" text:visited-style-name="Visited_20_Internet_20_Link">Liamcavens@googlemail.com</text:a></text:p>
          </table:table-cell>
        </table:table-row>
      </table:table>
      <text:p text:style-name="Standard"><text:span text:style-name="T2">I am a self-motivated and driven software developer. Software development has focused my passion for problem solving and overcoming user/customer problems as well as writing clean, robust and maintainable code. What I love most about programming is the constant learning and improving in my career. I also enjoy learning any new languages in which I am exposed to. I frequently get involved in mentoring others who took the leap I did and have chosen the same career path I have taken. Front End Development is where my passion lies in coding and I am always looking for new tech to learn.</text:span></text:p>
      <text:h text:style-name="P1" text:outline-level="1">Technical Skills</text:h>
      <text:list xml:id="list166871373" text:style-name="WWNum7">
        <text:list-item>
          <text:h text:style-name="P2" text:outline-level="1"><text:span text:style-name="T3">Languages: </text:span><text:span text:style-name="T4">JavaScript, TypeScript, CSS3, LESS, HTML5, Java, Python, Ruby, SQL, Perl.</text:span></text:h>
        </text:list-item>
        <text:list-item>
          <text:h text:style-name="P2" text:outline-level="1"><text:span text:style-name="T7">Frameworks: </text:span><text:span text:style-name="T5">AngularJS, Angular2(Angular8), ReactJS</text:span></text:h>
        </text:list-item>
        <text:list-item>
          <text:h text:style-name="P2" text:outline-level="1"><text:span text:style-name="T8">Other Technologies: </text:span><text:span text:style-name="T9">NodeJS, Webpack, Lodash, Spark, Express, Sinatra, Hibernate, PostgreSQL &amp; NoSQL Databases, Git, Jira</text:span></text:h>
        </text:list-item>
      </text:list>
      <text:h text:style-name="P3" text:outline-level="1"/>
      <text:h text:style-name="P3" text:outline-level="1"/>
      <text:h text:style-name="P1" text:outline-level="1">Experience</text:h>
      <text:h text:style-name="P18" text:outline-level="1"><text:span text:style-name="T10"/></text:h>
      <text:h text:style-name="P20" text:outline-level="1">Current</text:h>
      <text:h text:style-name="P21" text:outline-level="1"><text:span text:style-name="T18">Employer:</text:span><text:span text:style-name="T20"> </text:span><text:span text:style-name="T21">Bella and Duke</text:span></text:h>
      <text:h text:style-name="P21" text:outline-level="1"><text:span text:style-name="T24">Position: </text:span><text:span text:style-name="T22">Front-end</text:span><text:span text:style-name="T20"> Developer </text:span></text:h>
      <text:h text:style-name="P21" text:outline-level="1"><text:span text:style-name="T25">Date:</text:span><text:span text:style-name="T20"> </text:span><text:span text:style-name="T22">August 2020 - </text:span><text:span text:style-name="T23">Present</text:span></text:h>
      <text:h text:style-name="P6" text:outline-level="1"/>
      <text:h text:style-name="P19" text:outline-level="1"><text:span text:style-name="T26">Bella &amp; Duke are a subscription based cat and dog raw food company, <text:s/>founded in 2017, they look to provide pets with the best raw food, to help keep pets fit and healthy</text:span></text:h>
      <text:h text:style-name="P8" text:outline-level="1"/>
      <text:h text:style-name="P21" text:outline-level="1"><text:span text:style-name="T19">Job Description</text:span></text:h>
      <text:h text:style-name="P25" text:outline-level="1"/>
      <text:list xml:id="list3241563752" text:style-name="WWNum5">
        <text:list-item>
          <text:h text:style-name="P11" text:outline-level="1"><text:span text:style-name="T5">Maintaining </text:span><text:span text:style-name="T6">Bella &amp; Duke customer portals.</text:span></text:h>
        </text:list-item>
        <text:list-item>
          <text:h text:style-name="P11" text:outline-level="1"><text:span text:style-name="T34">Conduct testing of completed applications, websites and software to Assess user experience.</text:span></text:h>
        </text:list-item>
        <text:list-item>
          <text:h text:style-name="P22" text:outline-level="1"><text:span text:style-name="T35">Use coding to develop the aesthetics implemented within a website or product, from the layout menus and drop-down options to colors and fonts</text:span><text:span text:style-name="T32">.</text:span></text:h>
        </text:list-item>
        <text:list-item>
          <text:h text:style-name="P23" text:outline-level="1"><text:span text:style-name="T36">Collaborate with back-end web developers and programmers to improve usability.</text:span></text:h>
        </text:list-item>
        <text:list-item>
          <text:h text:style-name="P23" text:outline-level="1"><text:span text:style-name="T36">Researching, designing, implementing </text:span><text:span text:style-name="T37">all of our programs.</text:span></text:h>
        </text:list-item>
        <text:list-item>
          <text:h text:style-name="P23" text:outline-level="1"><text:span text:style-name="T37">Identifying areas for modification in existing programs and subsequently developing these modifications.</text:span></text:h>
        </text:list-item>
      </text:list>
      <text:h text:style-name="P1" text:outline-level="1"/>
      <text:h text:style-name="P20" text:outline-level="1">Previous</text:h>
      <text:h text:style-name="P1" text:outline-level="1"><text:span text:style-name="T18">Employer:</text:span><text:span text:style-name="T20"> Traveltek Ltd</text:span><text:span text:style-name="T24"> </text:span></text:h>
      <text:h text:style-name="P1" text:outline-level="1"><text:span text:style-name="T24">Position: </text:span><text:span text:style-name="T20">Full-Stack Developer </text:span></text:h>
      <text:h text:style-name="P1" text:outline-level="1"><text:soft-page-break/><text:span text:style-name="T25">Date:</text:span><text:span text:style-name="T20"> August 2019 – </text:span><text:span text:style-name="T22">August 2020</text:span></text:h>
      <text:h text:style-name="P5" text:outline-level="1"/>
      <text:h text:style-name="P1" text:outline-level="1"><text:span text:style-name="T26">Traveltek has developed cutting-edge booking solutions to travel agents, tour operators and wholesalers for almost two decades and is widely recognized as one of the world's leading technology providers. </text:span></text:h>
      <text:h text:style-name="P7" text:outline-level="1"/>
      <text:h text:style-name="P1" text:outline-level="1"><text:span text:style-name="T19">Job Description</text:span></text:h>
      <text:h text:style-name="P24" text:outline-level="1"/>
      <text:list xml:id="list180745538971445" text:continue-numbering="true" text:style-name="WWNum5">
        <text:list-item>
          <text:h text:style-name="P10" text:outline-level="1"><text:span text:style-name="T5">Maintaining Traveltek products such as booking engines, back office and CRM systems </text:span></text:h>
        </text:list-item>
        <text:list-item>
          <text:h text:style-name="P10" text:outline-level="1"><text:span text:style-name="T5">Forecast and experiment with new technologies and work to implement and integrate them into a finished product stage </text:span></text:h>
        </text:list-item>
        <text:list-item>
          <text:h text:style-name="P10" text:outline-level="1"><text:span text:style-name="T5">Troubleshooting and investigating linux/aws servers, with performance tuning required </text:span></text:h>
        </text:list-item>
        <text:list-item>
          <text:h text:style-name="P10" text:outline-level="1"><text:span text:style-name="T5">Make use of modern database theory and OO theory in designing out tools and products </text:span></text:h>
        </text:list-item>
        <text:list-item>
          <text:h text:style-name="P10" text:outline-level="1"><text:span text:style-name="T5">Striving for continuous improvement within the team </text:span></text:h>
        </text:list-item>
        <text:list-item>
          <text:h text:style-name="P10" text:outline-level="1"><text:span text:style-name="T5">Working with product team to bring new, and exciting enhancements to the customer database</text:span></text:h>
        </text:list-item>
        <text:list-item>
          <text:h text:style-name="P10" text:outline-level="1"><text:span text:style-name="T12">Building Front End websites using ReactJS </text:span></text:h>
        </text:list-item>
      </text:list>
      <text:h text:style-name="P12" text:outline-level="1"/>
      <text:h text:style-name="P1" text:outline-level="1"/>
      <text:h text:style-name="P1" text:outline-level="1"><text:span text:style-name="T19">Previous</text:span></text:h>
      <text:h text:style-name="P1" text:outline-level="1"><text:span text:style-name="T18">Employer:</text:span><text:span text:style-name="T20"> Formedix Ltd</text:span><text:span text:style-name="T24"> </text:span></text:h>
      <text:h text:style-name="P1" text:outline-level="1"><text:span text:style-name="T24">Position: </text:span><text:span text:style-name="T20">Front-end Developer </text:span></text:h>
      <text:h text:style-name="P1" text:outline-level="1"><text:span text:style-name="T25">Date:</text:span><text:span text:style-name="T20"> August 2018 – August 2019</text:span></text:h>
      <text:h text:style-name="P9" text:outline-level="1"/>
      <text:h text:style-name="P1" text:outline-level="1"><text:span text:style-name="T26">Formedix is a leading supplier of clinical trial automation software and services based on CDISC (Clinical Data Interchange Standards Consortium) standards.</text:span></text:h>
      <text:h text:style-name="P7" text:outline-level="1"/>
      <text:h text:style-name="P1" text:outline-level="1"><text:span text:style-name="T19">Job Description</text:span></text:h>
      <text:list xml:id="list1409664983" text:style-name="WWNum4">
        <text:list-item>
          <text:h text:style-name="P13" text:outline-level="1"><text:span text:style-name="T5">Front-end development on a large cloud-based application hosted on AWS</text:span></text:h>
        </text:list-item>
        <text:list-item>
          <text:h text:style-name="P13" text:outline-level="1"><text:span text:style-name="T5">Understanding of both MVC and component-based architecture within a SPA</text:span></text:h>
        </text:list-item>
        <text:list-item>
          <text:h text:style-name="P13" text:outline-level="1"><text:span text:style-name="T5">Coding against a RESTful API and working with JSON</text:span></text:h>
        </text:list-item>
        <text:list-item>
          <text:h text:style-name="P13" text:outline-level="1"><text:span text:style-name="T5"><text:s/>Implementation and understanding of agile development cycle</text:span></text:h>
        </text:list-item>
        <text:list-item>
          <text:h text:style-name="P13" text:outline-level="1"><text:span text:style-name="T5">Creation and upkeep of a clean, consistent interface design with focus on user experience </text:span></text:h>
        </text:list-item>
        <text:list-item>
          <text:h text:style-name="P13" text:outline-level="1"><text:span text:style-name="T5">End to end application testing with Protractor in a CI environment</text:span></text:h>
        </text:list-item>
        <text:list-item>
          <text:h text:style-name="P13" text:outline-level="1"><text:span text:style-name="T5">Use of ES6 features within new/updated components </text:span></text:h>
        </text:list-item>
        <text:list-item>
          <text:h text:style-name="P13" text:outline-level="1"><text:span text:style-name="T5">Assist in the estimation of requirements and the assessment of progress </text:span></text:h>
        </text:list-item>
        <text:list-item>
          <text:h text:style-name="P13" text:outline-level="1"><text:span text:style-name="T5">Ensure all work is accompanied with JSDocs and other relevant documentation </text:span></text:h>
        </text:list-item>
        <text:list-item>
          <text:h text:style-name="P13" text:outline-level="1"><text:span text:style-name="T5">Review other developers work to ensure it complies with company standards and is of sufficient quality</text:span></text:h>
        </text:list-item>
      </text:list>
      <text:h text:style-name="P4" text:outline-level="1"><text:bookmark text:name="_GoBack"/></text:h>
      <text:h text:style-name="P1" text:outline-level="1"><text:span text:style-name="T18">Employer:</text:span><text:span text:style-name="T20"> Angus F Gunn</text:span><text:span text:style-name="T24"> </text:span></text:h>
      <text:h text:style-name="P1" text:outline-level="1"><text:span text:style-name="T24">Position: </text:span><text:span text:style-name="T20">Warehouse Operative </text:span></text:h>
      <text:h text:style-name="P1" text:outline-level="1"><text:span text:style-name="T25">Date:</text:span><text:span text:style-name="T20"> May 2017 – March 2018</text:span></text:h>
      <text:h text:style-name="P5" text:outline-level="1"><text:soft-page-break/></text:h>
      <text:h text:style-name="P1" text:outline-level="1"><text:span text:style-name="T26">Angus F Gunn, is a supplier to the engineering and fabrication sectors of materials and components</text:span><text:span text:style-name="T17">.</text:span></text:h>
      <text:h text:style-name="P7" text:outline-level="1"/>
      <text:h text:style-name="P1" text:outline-level="1"><text:span text:style-name="T19">Job Description</text:span></text:h>
      <text:list xml:id="list1708639939" text:style-name="WWNum3">
        <text:list-item>
          <text:h text:style-name="P14" text:outline-level="1"><text:span text:style-name="T5">Dealing with goods and products that come into the warehouse or stockroom</text:span></text:h>
        </text:list-item>
        <text:list-item>
          <text:h text:style-name="P14" text:outline-level="1"><text:span text:style-name="T5">Checking for damaged or missing items</text:span></text:h>
        </text:list-item>
        <text:list-item>
          <text:h text:style-name="P14" text:outline-level="1"><text:span text:style-name="T5">Moving stock around by hand or using forklift truck</text:span></text:h>
        </text:list-item>
        <text:list-item>
          <text:h text:style-name="P14" text:outline-level="1"><text:span text:style-name="T5">Picking, packing and processing orders and keeping the paperwork up to date</text:span></text:h>
        </text:list-item>
        <text:list-item>
          <text:h text:style-name="P14" text:outline-level="1"><text:span text:style-name="T5">Reporting to the Warehouse Manager assisting with day to day work orders</text:span></text:h>
        </text:list-item>
        <text:list-item>
          <text:h text:style-name="P14" text:outline-level="1"><text:span text:style-name="T5">Responsible for Stock Management and inventory control</text:span></text:h>
        </text:list-item>
        <text:list-item>
          <text:h text:style-name="P14" text:outline-level="1"><text:span text:style-name="T5">Completing tasks within the allotted time</text:span></text:h>
        </text:list-item>
      </text:list>
      <text:h text:style-name="P12" text:outline-level="1"/>
      <text:h text:style-name="P1" text:outline-level="1"><text:span text:style-name="T18">Employer:</text:span><text:span text:style-name="T20"> North Lanarkshire Leisure Ltd</text:span></text:h>
      <text:h text:style-name="P1" text:outline-level="1"><text:span text:style-name="T24">Position: </text:span><text:span text:style-name="T20">Swimming Teacher and Lifeguard </text:span></text:h>
      <text:h text:style-name="P1" text:outline-level="1"><text:span text:style-name="T25">Date:</text:span><text:span text:style-name="T20"> March 2011 – May 2017</text:span></text:h>
      <text:h text:style-name="P5" text:outline-level="1"/>
      <text:h text:style-name="P1" text:outline-level="1"><text:span text:style-name="T19">Job Description</text:span></text:h>
      <text:list xml:id="list1059157672" text:style-name="WWNum2">
        <text:list-item>
          <text:h text:style-name="P15" text:outline-level="1"><text:span text:style-name="T5">Maintained constant surveillance of patrons in the facility</text:span></text:h>
        </text:list-item>
        <text:list-item>
          <text:h text:style-name="P15" text:outline-level="1"><text:span text:style-name="T5">Acted immediately and appropriately to secure safety of patrons in the event of emergency</text:span></text:h>
        </text:list-item>
        <text:list-item>
          <text:h text:style-name="P15" text:outline-level="1"><text:span text:style-name="T5">Provided emergency care and treatment as required until the arrival of emergency medical services</text:span></text:h>
        </text:list-item>
        <text:list-item>
          <text:h text:style-name="P15" text:outline-level="1"><text:span text:style-name="T5">Presented a professional appearance and attitude at all times and maintained a high standard of customer service</text:span></text:h>
        </text:list-item>
        <text:list-item>
          <text:h text:style-name="P15" text:outline-level="1"><text:span text:style-name="T5">Instructed and evaluated students participating in swim lessons and was responsible for the safety of participants in their own class</text:span></text:h>
        </text:list-item>
        <text:list-item>
          <text:h text:style-name="P15" text:outline-level="1"><text:span text:style-name="T5">Completed student report cards, skills sheets and attendance information</text:span></text:h>
        </text:list-item>
        <text:list-item>
          <text:h text:style-name="P15" text:outline-level="1"><text:span text:style-name="T5">Performed water chemical balance tests prior to and after swim lessons <text:s/></text:span></text:h>
        </text:list-item>
      </text:list>
      <text:h text:style-name="P12" text:outline-level="1"/>
      <text:h text:style-name="P12" text:outline-level="1"/>
      <text:h text:style-name="P1" text:outline-level="1"><text:span text:style-name="T27">Qualifications &amp; Training</text:span></text:h>
      <text:h text:style-name="P16" text:outline-level="1"/>
      <text:h text:style-name="P1" text:outline-level="1"><text:span text:style-name="T19">Mar/2018 - July/2018 - CodeClan </text:span></text:h>
      <text:h text:style-name="P1" text:outline-level="1"><text:span text:style-name="T4">During my time here I undertook a 16 week software development course. I learned working in a broad range of various technologies. I produced a number of projects, either solo, in a pair or with a group and did so while meeting challenging deadlines with project specs. I gained a great deal of practical experience and the ability to learn new languages and tools at an accelerated pace as well as the soft skills needed to find success working within a team of developers. The major projects produced can be found via my github account.</text:span></text:h>
      <text:h text:style-name="P1" text:outline-level="1"/>
      <text:h text:style-name="P1" text:outline-level="1"><text:span text:style-name="T19">Other</text:span></text:h>
      <text:list xml:id="list3868476914" text:style-name="WWNum1">
        <text:list-item>
          <text:h text:style-name="P17" text:outline-level="1"><text:span text:style-name="T5">Higher Business Management </text:span></text:h>
        </text:list-item>
        <text:list-item>
          <text:h text:style-name="P17" text:outline-level="1"><text:span text:style-name="T5">3 Intermediate Grades </text:span></text:h>
        </text:list-item>
        <text:list-item>
          <text:h text:style-name="P17" text:outline-level="1"><text:span text:style-name="T5">5 Standard Grades </text:span></text:h>
        </text:list-item>
        <text:list-item>
          <text:h text:style-name="P17" text:outline-level="1"><text:soft-page-break/><text:span text:style-name="T5">UKCC Level 1 and 2 Coaching &amp; Teaching Aquatics</text:span></text:h>
        </text:list-item>
        <text:list-item>
          <text:h text:style-name="P17" text:outline-level="1"><text:span text:style-name="T5">Qualified First Aider (most recently updated in November 2017)</text:span></text:h>
        </text:list-item>
      </text:list>
      <text:h text:style-name="P1" text:outline-level="1"/>
      <text:h text:style-name="P1" text:outline-level="1"><text:span text:style-name="T5">Professional and personal references are available on request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ato" svg:font-family="Lato, sans-serif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Rockwell" svg:font-family="Rockwel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595959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459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459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true" fo:padding-left="0cm" fo:padding-right="0cm" fo:padding-top="0.106cm" fo:padding-bottom="0cm" fo:border-left="none" fo:border-right="none" fo:border-top="0.51pt solid #a6a6a6" fo:border-bottom="none"/>
      <style:text-properties fo:color="#262626" style:font-name="Rockwell" fo:font-family="Rockwell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cm" fo:margin-bottom="0.071cm" loext:contextual-spacing="true" fo:keep-together="always" fo:keep-with-next="always"/>
      <style:text-properties fo:color="#007fab" style:font-name="Rockwell" fo:font-family="Rockwell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true" fo:keep-together="always" fo:keep-with-next="always"/>
      <style:text-properties fo:text-transform="uppercas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005e80" style:font-name="Rockwell" fo:font-family="Rockwel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005e80" style:font-name="Rockwell" fo:font-family="Rockwel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003f55" style:font-name="Rockwell" fo:font-family="Rockwel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003f55" style:font-name="Rockwell" fo:font-family="Rockwel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Rockwell" fo:font-family="Rockwel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Rockwell" fo:font-family="Rockwel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/>
    </style:style>
    <style:style style:name="List_20_Bullet" style:display-name="List Bullet" style:family="paragraph" style:parent-style-name="Standard" style:default-outline-level="">
      <style:paragraph-properties fo:margin-top="0cm" fo:margin-bottom="0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459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459cm" loext:contextual-spacing="true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90%"/>
      <style:text-properties fo:color="#262626" style:font-name="Rockwell" fo:font-family="Rockwell" style:font-family-generic="roman" style:font-pitch="variable" fo:font-size="35pt" fo:font-weight="bold" style:letter-kerning="true" style:font-name-asian="F" style:font-family-generic-asian="system" style:font-pitch-asian="variable" style:font-size-asian="35pt" style:font-weight-asian="bold" style:font-name-complex="F" style:font-family-generic-complex="system" style:font-pitch-complex="variable" style:font-size-complex="28pt"/>
    </style:style>
    <style:style style:name="Contact_20_Info" style:display-name="Contact Info" style:family="paragraph" style:parent-style-name="Standard" style:default-outline-level="">
      <style:paragraph-properties fo:margin-top="0.071cm" fo:margin-bottom="0cm" loext:contextual-spacing="true" fo:text-align="end" style:justify-single-word="false"/>
    </style:style>
    <style:style style:name="List_20_Number" style:display-name="List Number" style:family="paragraph" style:parent-style-name="Standard" style:default-outline-level="">
      <style:paragraph-properties fo:margin-top="0cm" fo:margin-bottom="0.459cm" loext:contextual-spacing="true"/>
    </style:style>
    <style:style style:name="TOC_20_Heading" style:display-name="TOC Heading" style:family="paragraph" style:parent-style-name="Heading_20_1" style:next-style-name="Standard" style:default-outline-level="">
      <style:paragraph-properties fo:padding="0cm" fo:border="none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635cm" fo:margin-bottom="0.635cm" loext:contextual-spacing="false" fo:text-align="center" style:justify-single-word="false" fo:padding-left="0cm" fo:padding-right="0cm" fo:padding-top="0.353cm" fo:padding-bottom="0.353cm" fo:border-left="none" fo:border-right="none" fo:border-top="0.51pt solid #007fab" fo:border-bottom="0.51pt solid #007fab"/>
      <style:text-properties fo:color="#007fab" fo:font-style="italic" style:font-style-asian="italic" style:font-style-complex="italic"/>
    </style:style>
    <style:style style:name="Quote" style:family="paragraph" style:parent-style-name="Standard" style:next-style-name="Standard" style:default-outline-level="">
      <style:paragraph-properties fo:margin-top="0.353cm" fo:margin-bottom="0.282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111111" fo:font-style="italic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loext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/>
      <style:text-properties style:font-size-complex="10pt"/>
    </style:style>
    <style:style style:name="envelope_20_return" style:display-name="envelope return" style:family="paragraph" style:parent-style-name="Standard" style:default-outline-level="">
      <style:paragraph-properties fo:margin-top="0cm" fo:margin-bottom="0cm" loext:contextual-spacing="false"/>
      <style:text-properties style:font-name="Rockwell" fo:font-family="Rockwel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cm" fo:margin-bottom="0cm" loext:contextual-spacing="false"/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/>
      <style:text-properties style:font-name="Consolas" fo:font-family="Consolas" style:font-family-generic="roman" style:font-pitch="variable" style:font-size-complex="10pt"/>
    </style:style>
    <style:style style:name="macro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/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007fab"/>
      <style:text-properties fo:color="#007fab" fo:font-style="italic" style:font-name-asian="F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margin-top="0cm" fo:margin-bottom="0.459cm" loext:contextual-spacing="false" fo:text-indent="0.635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cm" fo:margin-bottom="0.459cm" loext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loext:contextual-spacing="false" fo:line-height="200%" fo:text-indent="0cm" style:auto-text-indent="false"/>
    </style:style>
    <style:style style:name="Closing" style:family="paragraph" style:parent-style-name="Standard" style:default-outline-level="">
      <style:paragraph-properties fo:margin-left="7.62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>
      <style:paragraph-properties fo:margin-top="0cm" fo:margin-bottom="0cm" loext:contextual-spacing="false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margin-top="0cm" fo:margin-bottom="0cm" loext:contextual-spacing="false" fo:text-indent="0cm" style:auto-text-indent="false"/>
      <style:text-properties style:font-name="Rockwell" fo:font-family="Rockwel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paragraph-properties fo:margin-top="0cm" fo:margin-bottom="0cm" loext:contextual-spacing="false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margin-top="0cm" fo:margin-bottom="0cm" loext:contextual-spacing="false" fo:text-indent="-0.38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margin-top="0cm" fo:margin-bottom="0cm" loext:contextual-spacing="false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margin-top="0cm" fo:margin-bottom="0cm" loext:contextual-spacing="false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margin-top="0cm" fo:margin-bottom="0cm" loext:contextual-spacing="false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margin-top="0cm" fo:margin-bottom="0cm" loext:contextual-spacing="false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margin-top="0cm" fo:margin-bottom="0cm" loext:contextual-spacing="false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margin-top="0cm" fo:margin-bottom="0cm" loext:contextual-spacing="false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margin-top="0cm" fo:margin-bottom="0cm" loext:contextual-spacing="false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Rockwell" fo:font-family="Rockwell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459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459cm" loext:contextual-spacing="true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margin-top="0cm" fo:margin-bottom="0.459cm" loext:contextual-spacing="true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margin-top="0cm" fo:margin-bottom="0.459cm" loext:contextual-spacing="true" fo:text-indent="-0.635cm" style:auto-text-indent="false"/>
    </style:style>
    <style:style style:name="List_20_Bullet_20_4" style:display-name="List Bullet 4" style:family="paragraph" style:parent-style-name="Standard" style:default-outline-level="">
      <style:paragraph-properties fo:margin-top="0cm" fo:margin-bottom="0.459cm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cm" fo:margin-bottom="0.459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loext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loext:contextual-spacing="true" fo:text-indent="0cm" style:auto-text-indent="false"/>
    </style:style>
    <style:style style:name="List_20_Number_20_2" style:display-name="List Number 2" style:family="paragraph" style:parent-style-name="Standard" style:default-outline-level="">
      <style:paragraph-properties fo:margin-top="0cm" fo:margin-bottom="0.459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459cm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cm" fo:margin-bottom="0.459cm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cm" fo:margin-bottom="0.459cm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459cm" loext:contextual-spacing="tru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margin-top="0cm" fo:margin-bottom="0cm" loext:contextual-spacing="false" fo:text-indent="-1.905cm" style:auto-text-indent="false" fo:background-color="#cccccc" fo:padding="0.035cm" fo:border="0.74pt solid #000000"/>
      <style:text-properties style:font-name="Rockwell" fo:font-family="Rockwel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margin-top="0cm" fo:margin-bottom="0cm" loext:contextual-spacing="false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margin-top="0cm" fo:margin-bottom="0cm" loext:contextual-spacing="false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.459cm" loext:contextual-spacing="false"/>
      <style:text-properties style:font-name="Rockwell" fo:font-family="Rockwel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176cm" loext:contextual-spacing="fals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62626" style:font-name="Rockwell" fo:font-family="Rockwell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7fab" style:font-name="Rockwell" fo:font-family="Rockwell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text-transform="uppercas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fo:color="#262626" style:font-name="Rockwell" fo:font-family="Rockwell" style:font-family-generic="roman" style:font-pitch="variable" fo:font-size="35pt" fo:font-weight="bold" style:letter-kerning="true" style:font-name-asian="F" style:font-family-generic-asian="system" style:font-pitch-asian="variable" style:font-size-asian="35pt" style:font-weight-asian="bold" style:font-name-complex="F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595959"/>
    </style:style>
    <style:style style:name="Heading_20_4_20_Char" style:display-name="Heading 4 Char" style:family="text" style:parent-style-name="Default_20_Paragraph_20_Font">
      <style:text-properties fo:color="#005e80" style:font-name="Rockwell" fo:font-family="Rockwel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color="#595959" fo:font-style="normal" fo:font-weight="normal" style:font-style-asian="normal" style:font-weight-asian="normal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007fab" fo:letter-spacing="normal" fo:font-weight="bold" style:font-weight-asian="bold" style:font-weight-complex="bold"/>
    </style:style>
    <style:style style:name="Intense_20_Quote_20_Char" style:display-name="Intense Quote Char" style:family="text" style:parent-style-name="Default_20_Paragraph_20_Font">
      <style:text-properties fo:color="#007fab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Rockwell" fo:font-family="Rockwel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Rockwell" fo:font-family="Rockwel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Closing_20_Char" style:display-name="Closing Char" style:family="text" style:parent-style-name="Default_20_Paragraph_20_Font"/>
    <style:style style:name="Date_20_Char" style:display-name="Date Char" style:family="text" style:parent-style-name="Default_20_Paragraph_20_Font"/>
    <style:style style:name="E-mail_20_Signature_20_Char" style:display-name="E-mail Signature Char" style:family="text" style:parent-style-name="Default_20_Paragraph_20_Font"/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a3e31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5_20_Char" style:display-name="Heading 5 Char" style:family="text" style:parent-style-name="Default_20_Paragraph_20_Font">
      <style:text-properties fo:color="#005e80" style:font-name="Rockwell" fo:font-family="Rockwel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003f55" style:font-name="Rockwell" fo:font-family="Rockwel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003f55" style:font-name="Rockwell" fo:font-family="Rockwel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36181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007fab" fo:font-style="italic" style:font-style-asian="italic" style:font-style-complex="italic"/>
    </style:style>
    <style:style style:name="line_20_number" style:display-name="line number" style:family="text" style:parent-style-name="Default_20_Paragraph_20_Font"/>
    <style:style style:name="Message_20_Header_20_Char" style:display-name="Message Header Char" style:family="text" style:parent-style-name="Default_20_Paragraph_20_Font">
      <style:text-properties style:font-name="Rockwell" fo:font-family="Rockwell" style:font-family-generic="roman" style:font-pitch="variable" fo:font-size="12pt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ListLabel_20_1" style:display-name="ListLabel 1" style:family="text">
      <style:text-properties fo:color="#007fab" fo:font-size="12pt" style:font-size-asian="12pt"/>
    </style:style>
    <style:style style:name="ListLabel_20_2" style:display-name="ListLabel 2" style:family="text">
      <style:text-properties fo:color="#007fab"/>
    </style:style>
    <style:style style:name="ListLabel_20_3" style:display-name="ListLabel 3" style:family="text">
      <style:text-properties fo:color="#007fab"/>
    </style:style>
    <style:style style:name="ListLabel_20_4" style:display-name="ListLabel 4" style:family="text">
      <style:text-properties fo:color="#007fab" fo:font-size="12pt" style:font-size-asian="12pt"/>
    </style:style>
    <style:style style:name="ListLabel_20_5" style:display-name="ListLabel 5" style:family="text">
      <style:text-properties fo:color="#007fab"/>
    </style:style>
    <style:style style:name="ListLabel_20_6" style:display-name="ListLabel 6" style:family="text">
      <style:text-properties fo:color="#007fab"/>
    </style:style>
    <style:style style:name="ListLabel_20_7" style:display-name="ListLabel 7" style:family="text">
      <style:text-properties fo:color="#007fab" fo:font-size="11pt" fo:font-style="normal" fo:font-weight="normal" style:font-size-asian="11pt" style:font-style-asian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3.81cm" fo:text-indent="-0.635cm" fo:margin-left="3.17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3.8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4.445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5.715cm" fo:text-indent="-0.635cm" fo:margin-left="5.0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style:font-name="Courier New"/>
      </text:list-level-style-bullet>
      <text:list-level-style-bullet text:level="3" text:style-name="ListLabel_20_6" text:bullet-char="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3.81cm" fo:text-indent="-0.635cm" fo:margin-left="3.17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3.8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4.445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5.715cm" fo:text-indent="-0.635cm" fo:margin-left="5.0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text:list-tab-stop-position="6.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6cm" fo:margin-bottom="1.27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4cm" fo:margin-left="0cm" fo:margin-right="0cm" fo:margin-top="0.15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6cm" fo:margin-bottom="1.524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iam Cavens</meta:initial-creator>
    <meta:editing-cycles>5</meta:editing-cycles>
    <meta:print-date>2020-05-14T15:42:00</meta:print-date>
    <meta:creation-date>2020-05-14T15:40:00</meta:creation-date>
    <dc:date>2020-08-17T18:07:31.240000000</dc:date>
    <meta:editing-duration>PT9M59S</meta:editing-duration>
    <meta:generator>LibreOffice/6.4.5.2$Windows_X86_64 LibreOffice_project/a726b36747cf2001e06b58ad5db1aa3a9a1872d6</meta:generator>
    <meta:document-statistic meta:table-count="1" meta:image-count="0" meta:object-count="0" meta:page-count="4" meta:paragraph-count="85" meta:word-count="916" meta:character-count="5950" meta:non-whitespace-character-count="50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